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2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0.564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1.695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102cm"/>
    </style:style>
    <style:style style:name="co9" style:family="table-column">
      <style:table-column-properties fo:break-before="auto" style:column-width="2.44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1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25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3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5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6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7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8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Héléna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3"/>
          <table:table-cell table:style-name="ce6"/>
          <table:table-cell table:style-name="ce23" table:number-columns-repeated="3"/>
          <table:table-cell table:style-name="ce6" table:number-columns-repeated="2"/>
          <table:table-cell table:style-name="ce23"/>
          <table:table-cell table:style-name="ce36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/>
          <table:table-cell table:style-name="ce20"/>
          <table:table-cell table:style-name="ce24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3"/>
          <table:table-cell table:style-name="ce12"/>
          <table:table-cell table:style-name="ce28"/>
          <table:table-cell table:style-name="ce12" table:number-columns-repeated="3"/>
          <table:table-cell table:style-name="ce28" table:number-columns-repeated="2"/>
          <table:table-cell table:style-name="ce12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8"/>
          <table:table-cell table:style-name="ce14"/>
          <table:table-cell table:style-name="ce28"/>
          <table:table-cell table:style-name="ce12" table:number-columns-repeated="2"/>
          <table:table-cell table:style-name="ce14" office:value-type="string">
            <text:p>COMPETENCES PRINCIPALES</text:p>
          </table:table-cell>
          <table:table-cell table:style-name="ce28" table:number-columns-repeated="2"/>
          <table:table-cell table:style-name="ce12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12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1"/>
          <table:table-cell table:style-name="ce18"/>
          <table:table-cell table:style-name="ce14" office:value-type="string">
            <text:p>INFORMATIONS</text:p>
          </table:table-cell>
          <table:table-cell table:style-name="ce28"/>
          <table:table-cell table:style-name="ce12" table:number-columns-repeated="2"/>
          <table:table-cell table:style-name="ce12" office:value-type="string">
            <text:p>Animaux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Nom du personnage</text:p>
          </table:table-cell>
          <table:table-cell table:style-name="ce13"/>
          <table:table-cell table:style-name="ce25" office:value-type="string">
            <text:p>Héléna</text:p>
          </table:table-cell>
          <table:table-cell table:style-name="ce26"/>
          <table:table-cell table:style-name="ce25"/>
          <table:table-cell table:style-name="ce12"/>
          <table:table-cell table:style-name="ce12" office:value-type="string">
            <text:p>Art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Race du personnage</text:p>
          </table:table-cell>
          <table:table-cell table:style-name="ce13"/>
          <table:table-cell table:style-name="ce25" office:value-type="string">
            <text:p>Elfe (Dépense)</text:p>
          </table:table-cell>
          <table:table-cell table:style-name="ce26"/>
          <table:table-cell table:style-name="ce25"/>
          <table:table-cell table:style-name="ce12"/>
          <table:table-cell table:style-name="ce12" office:value-type="string">
            <text:p>Artisanat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CARACTERISTIQUES</text:p>
          </table:table-cell>
          <table:table-cell table:style-name="ce18"/>
          <table:table-cell table:number-columns-repeated="3"/>
          <table:table-cell table:style-name="ce12"/>
          <table:table-cell table:style-name="ce12" office:value-type="string">
            <text:p>Athlétisme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Vigueur</text:p>
          </table:table-cell>
          <table:table-cell table:style-name="ce13"/>
          <table:table-cell table:style-name="ce26" office:value-type="float" office:value="2">
            <text:p>2</text:p>
          </table:table-cell>
          <table:table-cell table:style-name="ce29" office:value-type="string">
            <text:p>Actuel</text:p>
          </table:table-cell>
          <table:table-cell table:style-name="ce34"/>
          <table:table-cell table:style-name="ce12"/>
          <table:table-cell table:style-name="ce12" office:value-type="string">
            <text:p>Combat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Habilité</text:p>
          </table:table-cell>
          <table:table-cell table:style-name="ce13"/>
          <table:table-cell table:style-name="ce26" office:value-type="float" office:value="4">
            <text:p>4</text:p>
          </table:table-cell>
          <table:table-cell table:style-name="ce29" office:value-type="string">
            <text:p>Actuel</text:p>
          </table:table-cell>
          <table:table-cell table:style-name="ce34"/>
          <table:table-cell table:style-name="ce12"/>
          <table:table-cell table:style-name="ce12" office:value-type="string">
            <text:p>Étiquette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tellect</text:p>
          </table:table-cell>
          <table:table-cell table:style-name="ce13"/>
          <table:table-cell table:style-name="ce26" office:value-type="float" office:value="3">
            <text:p>3</text:p>
          </table:table-cell>
          <table:table-cell table:style-name="ce29" office:value-type="string">
            <text:p>Actuel</text:p>
          </table:table-cell>
          <table:table-cell table:style-name="ce34"/>
          <table:table-cell table:style-name="ce12"/>
          <table:table-cell table:style-name="ce12" office:value-type="string">
            <text:p>Furtivité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résence</text:p>
          </table:table-cell>
          <table:table-cell table:style-name="ce13"/>
          <table:table-cell table:style-name="ce26" office:value-type="float" office:value="2">
            <text:p>2</text:p>
          </table:table-cell>
          <table:table-cell table:style-name="ce29" office:value-type="string">
            <text:p>Actuel</text:p>
          </table:table-cell>
          <table:table-cell table:style-name="ce34"/>
          <table:table-cell table:style-name="ce12"/>
          <table:table-cell table:style-name="ce12" office:value-type="string">
            <text:p>Information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uvoir</text:p>
          </table:table-cell>
          <table:table-cell table:style-name="ce13"/>
          <table:table-cell table:style-name="ce26" office:value-type="float" office:value="3">
            <text:p>3</text:p>
          </table:table-cell>
          <table:table-cell table:style-name="ce29" office:value-type="string">
            <text:p>Actuel</text:p>
          </table:table-cell>
          <table:table-cell table:style-name="ce34"/>
          <table:table-cell table:style-name="ce12"/>
          <table:table-cell table:style-name="ce12" office:value-type="string">
            <text:p>Intuition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7" table:number-columns-repeated="3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Expérience</text:p>
          </table:table-cell>
          <table:table-cell table:style-name="ce13"/>
          <table:table-cell table:style-name="ce26"/>
          <table:table-cell table:style-name="ce29" office:value-type="string">
            <text:p>Restant</text:p>
          </table:table-cell>
          <table:table-cell table:style-name="ce34"/>
          <table:table-cell table:style-name="ce12"/>
          <table:table-cell table:style-name="ce12" office:value-type="string">
            <text:p>Investigation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7" table:number-columns-repeated="3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ALEURS DE COMBAT</text:p>
          </table:table-cell>
          <table:table-cell table:style-name="ce18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Larcin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itiative</text:p>
          </table:table-cell>
          <table:table-cell table:style-name="ce13"/>
          <table:table-cell table:style-name="ce26" office:value-type="float" office:value="7">
            <text:p>7</text:p>
          </table:table-cell>
          <table:table-cell/>
          <table:table-cell table:style-name="ce5"/>
          <table:table-cell table:style-name="ce12"/>
          <table:table-cell table:style-name="ce12" office:value-type="string">
            <text:p>Manipulation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Habileté + Intellect)</text:p>
          </table:table-cell>
          <table:table-cell table:style-name="ce21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ints de Vie</text:p>
          </table:table-cell>
          <table:table-cell table:style-name="ce13"/>
          <table:table-cell table:style-name="ce26" office:value-type="float" office:value="16">
            <text:p>16</text:p>
          </table:table-cell>
          <table:table-cell table:style-name="ce29" office:value-type="string">
            <text:p>Actuel</text:p>
          </table:table-cell>
          <table:table-cell table:style-name="ce34"/>
          <table:table-cell table:style-name="ce12"/>
          <table:table-cell table:style-name="ce12" office:value-type="string">
            <text:p>Médecine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10 + 3x Vigueur)</text:p>
          </table:table-cell>
          <table:table-cell table:style-name="ce21"/>
          <table:table-cell table:style-name="ce5"/>
          <table:table-cell table:style-name="ce29" table:number-columns-repeated="2"/>
          <table:table-cell table:style-name="ce12"/>
          <table:table-cell table:style-name="Default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ints d’Énergie Vitale</text:p>
          </table:table-cell>
          <table:table-cell table:style-name="ce13"/>
          <table:table-cell table:style-name="ce26" office:value-type="float" office:value="8">
            <text:p>8</text:p>
          </table:table-cell>
          <table:table-cell table:style-name="ce29" office:value-type="string">
            <text:p>Actuel</text:p>
          </table:table-cell>
          <table:table-cell table:style-name="ce34"/>
          <table:table-cell table:style-name="ce12"/>
          <table:table-cell table:style-name="ce12" office:value-type="string">
            <text:p>Persuasion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Selon la race)</text:p>
          </table:table-cell>
          <table:table-cell table:style-name="ce21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Défense</text:p>
          </table:table-cell>
          <table:table-cell table:style-name="ce13"/>
          <table:table-cell table:style-name="ce26"/>
          <table:table-cell table:style-name="ce29" office:value-type="string">
            <text:p>Bonus</text:p>
          </table:table-cell>
          <table:table-cell table:style-name="ce34" office:value-type="float" office:value="2">
            <text:p>2</text:p>
          </table:table-cell>
          <table:table-cell table:style-name="ce12"/>
          <table:table-cell table:style-name="ce12" office:value-type="string">
            <text:p>Pilotage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Habileté + Vigueur + Combat)</text:p>
          </table:table-cell>
          <table:table-cell table:style-name="ce21"/>
          <table:table-cell table:style-name="ce28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Dégâts temporaires</text:p>
          </table:table-cell>
          <table:table-cell table:style-name="ce13"/>
          <table:table-cell table:style-name="ce26"/>
          <table:table-cell/>
          <table:table-cell table:style-name="ce5"/>
          <table:table-cell table:style-name="ce12"/>
          <table:table-cell table:style-name="ce12" office:value-type="string">
            <text:p>Savoir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7" table:number-columns-repeated="3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EQUIPEMENT PRINCIPAL</text:p>
          </table:table-cell>
          <table:table-cell table:style-name="ce18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Survie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/>
          <table:table-cell table:style-name="Default"/>
          <table:table-cell table:style-name="ce27" table:number-columns-repeated="3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Arme, armure</text:p>
          </table:table-cell>
          <table:table-cell table:style-name="ce22"/>
          <table:table-cell table:style-name="ce29" office:value-type="string">
            <text:p>Dégâts</text:p>
          </table:table-cell>
          <table:table-cell table:style-name="ce32"/>
          <table:table-cell table:style-name="ce32" office:value-type="string">
            <text:p>Défense</text:p>
          </table:table-cell>
          <table:table-cell table:style-name="ce12"/>
          <table:table-cell table:style-name="ce14" office:value-type="string">
            <text:p>COMPETENCES DES CRISTAUX</text:p>
          </table:table-cell>
          <table:table-cell table:style-name="ce28" table:number-columns-repeated="3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Vêtements renforcés</text:p>
          </table:table-cell>
          <table:table-cell table:style-name="ce13"/>
          <table:table-cell table:style-name="ce26" office:value-type="float" office:value="0">
            <text:p>0</text:p>
          </table:table-cell>
          <table:table-cell/>
          <table:table-cell table:style-name="ce26" office:value-type="float" office:value="2">
            <text:p>2</text:p>
          </table:table-cell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Arc (chargeur 1)</text:p>
          </table:table-cell>
          <table:table-cell table:style-name="ce13"/>
          <table:table-cell table:style-name="ce26" office:value-type="float" office:value="2">
            <text:p>2</text:p>
          </table:table-cell>
          <table:table-cell/>
          <table:table-cell table:style-name="ce26" office:value-type="float" office:value="0">
            <text:p>0</text:p>
          </table:table-cell>
          <table:table-cell table:style-name="ce12"/>
          <table:table-cell table:style-name="ce12" office:value-type="string">
            <text:p>Élémentaires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/>
          <table:table-cell table:style-name="ce13"/>
          <table:table-cell table:style-name="ce26"/>
          <table:table-cell/>
          <table:table-cell table:style-name="ce26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7" table:number-columns-repeated="3"/>
          <table:table-cell table:style-name="ce12"/>
          <table:table-cell table:style-name="ce12" office:value-type="string">
            <text:p>Invocations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CRISTAUX POSSEDES</text:p>
          </table:table-cell>
          <table:table-cell table:style-name="ce18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table:number-columns-repeated="2"/>
          <table:table-cell table:style-name="ce30" table:number-columns-repeated="3"/>
          <table:table-cell table:style-name="ce12"/>
          <table:table-cell table:style-name="ce12" office:value-type="string">
            <text:p>Mentaux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Nom du cristal</text:p>
          </table:table-cell>
          <table:table-cell table:style-name="ce13"/>
          <table:table-cell table:style-name="ce30" office:value-type="string">
            <text:p>Rang</text:p>
          </table:table-cell>
          <table:table-cell table:style-name="ce30"/>
          <table:table-cell table:style-name="ce30" office:value-type="string">
            <text:p>Mana</text:p>
          </table:table-cell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Affinité Plantes (ELE)</text:p>
          </table:table-cell>
          <table:table-cell table:style-name="ce13"/>
          <table:table-cell table:style-name="ce26" office:value-type="string">
            <text:p>B</text:p>
          </table:table-cell>
          <table:table-cell table:style-name="ce30"/>
          <table:table-cell table:style-name="ce26" office:value-type="float" office:value="2">
            <text:p>2</text:p>
          </table:table-cell>
          <table:table-cell table:style-name="ce12"/>
          <table:table-cell table:style-name="ce12" office:value-type="string">
            <text:p>Transformation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/>
          <table:table-cell table:style-name="ce13"/>
          <table:table-cell table:style-name="ce26"/>
          <table:table-cell table:style-name="ce30"/>
          <table:table-cell table:style-name="ce26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/>
          <table:table-cell table:style-name="ce13"/>
          <table:table-cell table:style-name="ce26"/>
          <table:table-cell table:style-name="ce30"/>
          <table:table-cell table:style-name="ce26"/>
          <table:table-cell table:style-name="ce12"/>
          <table:table-cell table:style-name="ce12" office:value-type="string">
            <text:p>Spatiaux-temporels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/>
          <table:table-cell table:style-name="ce13"/>
          <table:table-cell table:style-name="ce26"/>
          <table:table-cell table:style-name="ce30"/>
          <table:table-cell table:style-name="ce26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/>
          <table:table-cell table:style-name="ce13"/>
          <table:table-cell table:style-name="ce26"/>
          <table:table-cell table:style-name="ce30"/>
          <table:table-cell table:style-name="ce26"/>
          <table:table-cell table:style-name="ce12"/>
          <table:table-cell table:style-name="ce12" office:value-type="string">
            <text:p>Spéciaux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12"/>
          <table:table-cell table:style-name="Default" table:number-columns-repeated="4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6"/>
          <table:table-cell table:style-name="Default"/>
          <table:table-cell table:style-name="ce16" office:value-type="string">
            <text:p>Bonus de spécialité : +4</text:p>
          </table:table-cell>
          <table:table-cell table:style-name="Default" table:number-columns-repeated="2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Points de compétences à répartir : 50pts (min à 0, max à 10)</text:p>
          </table:table-cell>
          <table:table-cell table:style-name="ce13"/>
          <table:table-cell table:style-name="ce31"/>
          <table:table-cell table:style-name="Default"/>
          <table:table-cell table:style-name="ce31"/>
          <table:table-cell table:style-name="ce16"/>
          <table:table-cell table:style-name="Default"/>
          <table:table-cell table:style-name="ce16" office:value-type="string">
            <text:p>Malus de non-formation : -4</text:p>
          </table:table-cell>
          <table:table-cell/>
          <table:table-cell table:style-name="ce12"/>
          <table:table-cell table:style-name="ce37"/>
          <table:table-cell table:number-columns-repeated="1011"/>
        </table:table-row>
        <table:table-row table:style-name="ro4">
          <table:table-cell/>
          <table:table-cell table:style-name="ce4"/>
          <table:table-cell table:style-name="ce19" table:number-columns-repeated="3"/>
          <table:table-cell table:style-name="ce33"/>
          <table:table-cell table:style-name="ce19" table:number-columns-repeated="3"/>
          <table:table-cell table:style-name="ce33" table:number-columns-repeated="2"/>
          <table:table-cell table:style-name="ce19"/>
          <table:table-cell table:style-name="ce38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olène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3"/>
          <table:table-cell table:style-name="ce6"/>
          <table:table-cell table:style-name="ce23" table:number-columns-repeated="3"/>
          <table:table-cell table:style-name="ce6" table:number-columns-repeated="2"/>
          <table:table-cell table:style-name="ce23"/>
          <table:table-cell table:style-name="ce36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/>
          <table:table-cell table:style-name="ce20"/>
          <table:table-cell table:style-name="ce24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3"/>
          <table:table-cell table:style-name="ce12"/>
          <table:table-cell table:style-name="ce28"/>
          <table:table-cell table:style-name="ce12" table:number-columns-repeated="3"/>
          <table:table-cell table:style-name="ce28" table:number-columns-repeated="2"/>
          <table:table-cell table:style-name="ce12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8"/>
          <table:table-cell table:style-name="ce14"/>
          <table:table-cell table:style-name="ce28"/>
          <table:table-cell table:style-name="ce12" table:number-columns-repeated="2"/>
          <table:table-cell table:style-name="ce14" office:value-type="string">
            <text:p>COMPETENCES PRINCIPALES</text:p>
          </table:table-cell>
          <table:table-cell table:style-name="ce28" table:number-columns-repeated="2"/>
          <table:table-cell table:style-name="ce12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12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1"/>
          <table:table-cell table:style-name="ce18"/>
          <table:table-cell table:style-name="ce14" office:value-type="string">
            <text:p>INFORMATIONS</text:p>
          </table:table-cell>
          <table:table-cell table:style-name="ce28"/>
          <table:table-cell table:style-name="ce12" table:number-columns-repeated="2"/>
          <table:table-cell table:style-name="ce12" office:value-type="string">
            <text:p>Animaux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Nom du personnage</text:p>
          </table:table-cell>
          <table:table-cell table:style-name="ce13"/>
          <table:table-cell table:style-name="ce25" office:value-type="string">
            <text:p>Solène</text:p>
          </table:table-cell>
          <table:table-cell table:style-name="ce26"/>
          <table:table-cell table:style-name="ce25"/>
          <table:table-cell table:style-name="ce12"/>
          <table:table-cell table:style-name="ce12" office:value-type="string">
            <text:p>Art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Race du personnage</text:p>
          </table:table-cell>
          <table:table-cell table:style-name="ce13"/>
          <table:table-cell table:style-name="ce25" office:value-type="string">
            <text:p>Mutante (Bras de lionne)</text:p>
          </table:table-cell>
          <table:table-cell table:style-name="ce26"/>
          <table:table-cell table:style-name="ce25"/>
          <table:table-cell table:style-name="ce12"/>
          <table:table-cell table:style-name="ce12" office:value-type="string">
            <text:p>Artisanat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CARACTERISTIQUES</text:p>
          </table:table-cell>
          <table:table-cell table:style-name="ce18"/>
          <table:table-cell table:number-columns-repeated="3"/>
          <table:table-cell table:style-name="ce12"/>
          <table:table-cell table:style-name="ce12" office:value-type="string">
            <text:p>Athlétisme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Vigueur</text:p>
          </table:table-cell>
          <table:table-cell table:style-name="ce13"/>
          <table:table-cell table:style-name="ce26" office:value-type="float" office:value="4">
            <text:p>4</text:p>
          </table:table-cell>
          <table:table-cell table:style-name="ce29" office:value-type="string">
            <text:p>Actuel</text:p>
          </table:table-cell>
          <table:table-cell table:style-name="ce34"/>
          <table:table-cell table:style-name="ce12"/>
          <table:table-cell table:style-name="ce12" office:value-type="string">
            <text:p>Combat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Habilité</text:p>
          </table:table-cell>
          <table:table-cell table:style-name="ce13"/>
          <table:table-cell table:style-name="ce26" office:value-type="float" office:value="3">
            <text:p>3</text:p>
          </table:table-cell>
          <table:table-cell table:style-name="ce29" office:value-type="string">
            <text:p>Actuel</text:p>
          </table:table-cell>
          <table:table-cell table:style-name="ce34"/>
          <table:table-cell table:style-name="ce12"/>
          <table:table-cell table:style-name="ce12" office:value-type="string">
            <text:p>Étiquette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tellect</text:p>
          </table:table-cell>
          <table:table-cell table:style-name="ce13"/>
          <table:table-cell table:style-name="ce26" office:value-type="float" office:value="2">
            <text:p>2</text:p>
          </table:table-cell>
          <table:table-cell table:style-name="ce29" office:value-type="string">
            <text:p>Actuel</text:p>
          </table:table-cell>
          <table:table-cell table:style-name="ce34"/>
          <table:table-cell table:style-name="ce12"/>
          <table:table-cell table:style-name="ce12" office:value-type="string">
            <text:p>Furtivité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 office:value-type="float" office:value="1">
            <text:p>1</text:p>
          </table:table-cell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résence</text:p>
          </table:table-cell>
          <table:table-cell table:style-name="ce13"/>
          <table:table-cell table:style-name="ce26" office:value-type="float" office:value="2">
            <text:p>2</text:p>
          </table:table-cell>
          <table:table-cell table:style-name="ce29" office:value-type="string">
            <text:p>Actuel</text:p>
          </table:table-cell>
          <table:table-cell table:style-name="ce34"/>
          <table:table-cell table:style-name="ce12"/>
          <table:table-cell table:style-name="ce12" office:value-type="string">
            <text:p>Information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uvoir</text:p>
          </table:table-cell>
          <table:table-cell table:style-name="ce13"/>
          <table:table-cell table:style-name="ce26" office:value-type="float" office:value="3">
            <text:p>3</text:p>
          </table:table-cell>
          <table:table-cell table:style-name="ce29" office:value-type="string">
            <text:p>Actuel</text:p>
          </table:table-cell>
          <table:table-cell table:style-name="ce34"/>
          <table:table-cell table:style-name="ce12"/>
          <table:table-cell table:style-name="ce12" office:value-type="string">
            <text:p>Intuition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7" table:number-columns-repeated="3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Expérience</text:p>
          </table:table-cell>
          <table:table-cell table:style-name="ce13"/>
          <table:table-cell table:style-name="ce26"/>
          <table:table-cell table:style-name="ce29" office:value-type="string">
            <text:p>Restant</text:p>
          </table:table-cell>
          <table:table-cell table:style-name="ce34"/>
          <table:table-cell table:style-name="ce12"/>
          <table:table-cell table:style-name="ce12" office:value-type="string">
            <text:p>Investigation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7" table:number-columns-repeated="3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ALEURS DE COMBAT</text:p>
          </table:table-cell>
          <table:table-cell table:style-name="ce18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Larcin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itiative</text:p>
          </table:table-cell>
          <table:table-cell table:style-name="ce13"/>
          <table:table-cell table:style-name="ce26" office:value-type="float" office:value="5">
            <text:p>5</text:p>
          </table:table-cell>
          <table:table-cell/>
          <table:table-cell table:style-name="ce5"/>
          <table:table-cell table:style-name="ce12"/>
          <table:table-cell table:style-name="ce12" office:value-type="string">
            <text:p>Manipulation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 office:value-type="float" office:value="1">
            <text:p>1</text:p>
          </table:table-cell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Habileté + Intellect)</text:p>
          </table:table-cell>
          <table:table-cell table:style-name="ce21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ints de Vie</text:p>
          </table:table-cell>
          <table:table-cell table:style-name="ce13"/>
          <table:table-cell table:style-name="ce26" table:formula="of:=10+3*4" office:value-type="float" office:value="22">
            <text:p>22</text:p>
          </table:table-cell>
          <table:table-cell table:style-name="ce29" office:value-type="string">
            <text:p>Actuel</text:p>
          </table:table-cell>
          <table:table-cell table:style-name="ce34"/>
          <table:table-cell table:style-name="ce12"/>
          <table:table-cell table:style-name="ce12" office:value-type="string">
            <text:p>Médecine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10 + 3x Vigueur)</text:p>
          </table:table-cell>
          <table:table-cell table:style-name="ce21"/>
          <table:table-cell table:style-name="ce5"/>
          <table:table-cell table:style-name="ce29" table:number-columns-repeated="2"/>
          <table:table-cell table:style-name="ce12"/>
          <table:table-cell table:style-name="Default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ints d’Énergie Vitale</text:p>
          </table:table-cell>
          <table:table-cell table:style-name="ce13"/>
          <table:table-cell table:style-name="ce26" office:value-type="float" office:value="8">
            <text:p>8</text:p>
          </table:table-cell>
          <table:table-cell table:style-name="ce29" office:value-type="string">
            <text:p>Actuel</text:p>
          </table:table-cell>
          <table:table-cell table:style-name="ce34"/>
          <table:table-cell table:style-name="ce12"/>
          <table:table-cell table:style-name="ce12" office:value-type="string">
            <text:p>Persuasion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Selon la race)</text:p>
          </table:table-cell>
          <table:table-cell table:style-name="ce21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Défense</text:p>
          </table:table-cell>
          <table:table-cell table:style-name="ce13"/>
          <table:table-cell table:style-name="ce26"/>
          <table:table-cell table:style-name="ce29" office:value-type="string">
            <text:p>Bonus</text:p>
          </table:table-cell>
          <table:table-cell table:style-name="ce34" office:value-type="float" office:value="2">
            <text:p>2</text:p>
          </table:table-cell>
          <table:table-cell table:style-name="ce12"/>
          <table:table-cell table:style-name="ce12" office:value-type="string">
            <text:p>Pilotage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Habileté + Vigueur + Combat)</text:p>
          </table:table-cell>
          <table:table-cell table:style-name="ce21"/>
          <table:table-cell table:style-name="ce28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Dégâts temporaires</text:p>
          </table:table-cell>
          <table:table-cell table:style-name="ce13"/>
          <table:table-cell table:style-name="ce26"/>
          <table:table-cell/>
          <table:table-cell table:style-name="ce5"/>
          <table:table-cell table:style-name="ce12"/>
          <table:table-cell table:style-name="ce12" office:value-type="string">
            <text:p>Savoir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7" table:number-columns-repeated="3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EQUIPEMENT PRINCIPAL</text:p>
          </table:table-cell>
          <table:table-cell table:style-name="ce18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Survie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table:number-columns-repeated="2"/>
          <table:table-cell table:style-name="ce5"/>
          <table:table-cell/>
          <table:table-cell table:style-name="ce5"/>
          <table:table-cell table:style-name="ce12"/>
          <table:table-cell table:style-name="Default"/>
          <table:table-cell table:style-name="ce27" table:number-columns-repeated="3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Arme, armure</text:p>
          </table:table-cell>
          <table:table-cell table:style-name="ce22"/>
          <table:table-cell table:style-name="ce29" office:value-type="string">
            <text:p>Dégâts</text:p>
          </table:table-cell>
          <table:table-cell table:style-name="ce32"/>
          <table:table-cell table:style-name="ce32" office:value-type="string">
            <text:p>Défense</text:p>
          </table:table-cell>
          <table:table-cell table:style-name="ce12"/>
          <table:table-cell table:style-name="ce14" office:value-type="string">
            <text:p>COMPETENCES DES CRISTAUX</text:p>
          </table:table-cell>
          <table:table-cell table:style-name="ce28" table:number-columns-repeated="3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Sabre</text:p>
          </table:table-cell>
          <table:table-cell table:style-name="ce13"/>
          <table:table-cell table:style-name="ce26" office:value-type="float" office:value="4">
            <text:p>4</text:p>
          </table:table-cell>
          <table:table-cell/>
          <table:table-cell table:style-name="ce26" office:value-type="float" office:value="0">
            <text:p>0</text:p>
          </table:table-cell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Pistolet (4 charges)</text:p>
          </table:table-cell>
          <table:table-cell table:style-name="ce13"/>
          <table:table-cell table:style-name="ce26" office:value-type="float" office:value="4">
            <text:p>4</text:p>
          </table:table-cell>
          <table:table-cell/>
          <table:table-cell table:style-name="ce26" office:value-type="float" office:value="0">
            <text:p>0</text:p>
          </table:table-cell>
          <table:table-cell table:style-name="ce12"/>
          <table:table-cell table:style-name="ce12" office:value-type="string">
            <text:p>Élémentaires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Vêtements renforcés</text:p>
          </table:table-cell>
          <table:table-cell table:style-name="ce13"/>
          <table:table-cell table:style-name="ce26" office:value-type="float" office:value="0">
            <text:p>0</text:p>
          </table:table-cell>
          <table:table-cell/>
          <table:table-cell table:style-name="ce26" office:value-type="float" office:value="2">
            <text:p>2</text:p>
          </table:table-cell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7" table:number-columns-repeated="3"/>
          <table:table-cell table:style-name="ce12"/>
          <table:table-cell table:style-name="ce12" office:value-type="string">
            <text:p>Invocations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CRISTAUX POSSEDES</text:p>
          </table:table-cell>
          <table:table-cell table:style-name="ce18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table:number-columns-repeated="2"/>
          <table:table-cell table:style-name="ce30" table:number-columns-repeated="3"/>
          <table:table-cell table:style-name="ce12"/>
          <table:table-cell table:style-name="ce12" office:value-type="string">
            <text:p>Mentaux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Nom du cristal</text:p>
          </table:table-cell>
          <table:table-cell table:style-name="ce13"/>
          <table:table-cell table:style-name="ce30" office:value-type="string">
            <text:p>Rang</text:p>
          </table:table-cell>
          <table:table-cell table:style-name="ce30"/>
          <table:table-cell table:style-name="ce30" office:value-type="string">
            <text:p>Mana</text:p>
          </table:table-cell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/>
          <table:table-cell table:style-name="ce13"/>
          <table:table-cell table:style-name="ce26"/>
          <table:table-cell table:style-name="ce30"/>
          <table:table-cell table:style-name="ce26"/>
          <table:table-cell table:style-name="ce12"/>
          <table:table-cell table:style-name="ce12" office:value-type="string">
            <text:p>Transformation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/>
          <table:table-cell table:style-name="ce13"/>
          <table:table-cell table:style-name="ce26"/>
          <table:table-cell table:style-name="ce30"/>
          <table:table-cell table:style-name="ce26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/>
          <table:table-cell table:style-name="ce13"/>
          <table:table-cell table:style-name="ce26"/>
          <table:table-cell table:style-name="ce30"/>
          <table:table-cell table:style-name="ce26"/>
          <table:table-cell table:style-name="ce12"/>
          <table:table-cell table:style-name="ce12" office:value-type="string">
            <text:p>Spatiaux-temporels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/>
          <table:table-cell table:style-name="ce13"/>
          <table:table-cell table:style-name="ce26"/>
          <table:table-cell table:style-name="ce30"/>
          <table:table-cell table:style-name="ce26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/>
          <table:table-cell table:style-name="ce13"/>
          <table:table-cell table:style-name="ce26"/>
          <table:table-cell table:style-name="ce30"/>
          <table:table-cell table:style-name="ce26"/>
          <table:table-cell table:style-name="ce12"/>
          <table:table-cell table:style-name="ce12" office:value-type="string">
            <text:p>Spéciaux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12"/>
          <table:table-cell table:style-name="Default" table:number-columns-repeated="4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6"/>
          <table:table-cell table:style-name="Default"/>
          <table:table-cell table:style-name="ce16" office:value-type="string">
            <text:p>Bonus de spécialité : +4</text:p>
          </table:table-cell>
          <table:table-cell table:style-name="Default" table:number-columns-repeated="2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Points de compétences à répartir : 50pts (min à 0, max à 10)</text:p>
          </table:table-cell>
          <table:table-cell table:style-name="ce13"/>
          <table:table-cell table:style-name="ce31"/>
          <table:table-cell table:style-name="Default"/>
          <table:table-cell table:style-name="ce31"/>
          <table:table-cell table:style-name="ce16"/>
          <table:table-cell table:style-name="Default"/>
          <table:table-cell table:style-name="ce16" office:value-type="string">
            <text:p>Malus de non-formation : -4</text:p>
          </table:table-cell>
          <table:table-cell/>
          <table:table-cell table:style-name="ce12"/>
          <table:table-cell table:style-name="ce37"/>
          <table:table-cell table:number-columns-repeated="1011"/>
        </table:table-row>
        <table:table-row table:style-name="ro4">
          <table:table-cell/>
          <table:table-cell table:style-name="ce4"/>
          <table:table-cell table:style-name="ce19" table:number-columns-repeated="3"/>
          <table:table-cell table:style-name="ce33"/>
          <table:table-cell table:style-name="ce19" table:number-columns-repeated="3"/>
          <table:table-cell table:style-name="ce33" table:number-columns-repeated="2"/>
          <table:table-cell table:style-name="ce19"/>
          <table:table-cell table:style-name="ce38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shadow="none" fo:background-color="transparent" style:print-page-order="ltr" style:first-page-number="1" style:scale-to="100%" style:print="charts drawings object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2/03/2018</text:date>, <text:time>15:0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Jean-Michel FAZZARI</meta:initial-creator>
    <meta:creation-date>2017-01-16T16:33:57Z</meta:creation-date>
    <dc:date>2018-03-02T15:08:46.43</dc:date>
    <meta:editing-cycles>201</meta:editing-cycles>
    <meta:editing-duration>PT15H9M22S</meta:editing-duration>
    <meta:print-date>2018-01-11T15:51:55.82</meta:print-date>
    <meta:document-statistic meta:table-count="2" meta:cell-count="222" meta:object-count="0"/>
  </office:meta>
</office:document-meta>
</file>